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In this section, we will talk about performing queries using the Prometheus Query Language (PromQL). This lesson introduces the topic for the section and provides a brief overview of what Prometheus Query Language is and how it is used.</text:p>
      <text:h text:style-name="Heading_20_4" text:outline-level="4"><text:bookmark text:name="relevant-documentation"/>Relevant Documentation</text:h>
      <text:list xml:id="list377191867" text:style-name="L1">
        <text:list-item>
          <text:p text:style-name="P1"><text:a xlink:type="simple" xlink:href="https://prometheus.io/docs/prometheus/latest/querying/basics/" text:style-name="Internet_20_link" text:visited-style-name="Visited_20_Internet_20_Link">Querying Prometheus</text:a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9T14:51:05.331131558</meta:creation-date>
    <dc:date>2020-08-09T14:51:47.622657109</dc:date>
    <meta:editing-duration>PT43S</meta:editing-duration>
    <meta:editing-cycles>1</meta:editing-cycles>
    <meta:document-statistic meta:table-count="0" meta:image-count="0" meta:object-count="0" meta:page-count="1" meta:paragraph-count="3" meta:word-count="44" meta:character-count="278" meta:non-whitespace-character-count="238"/>
    <meta:generator>LibreOffice/6.0.7.3$Linux_X86_64 LibreOffice_project/00m0$Build-3</meta:generator>
  </office:meta>
</office:document-meta>
</file>